
<file path=META-INF/manifest.xml><?xml version="1.0" encoding="utf-8"?>
<manifest:manifes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automatic-styles/>
  <office:body>
    <office:text>
      <text:p>नमस्कार पळोवया प्रुडंट खबरो</text:p>
      <text:p>पर्रीकारा आड कॉंग्रेस कॅन्डिडेट म्हूण हवा करून बाबूशाची गोवा फॉरवर्डांत उडी कॉंग्रेस हायकमांड जाला खंय पसरकार विजय म्हण्टा पर्रीकाराक हाडलो आनी जिकयलो</text:p>
      <text:p>गोवा फॉरवर्डाचे चालीन बीजेपी आनी कॉंग्रेस दोनूय कॅम्पांनीधाकधूक कोणूच उघड स्पश्ट भूमीका घेना दरएकलो सादूर वेट एन्ड वॉच</text:p>
      <text:p>सेवेंत आसतना मरण आयिल्ल्या सरकारी स्टाफाच्या स्वातंत्र्य सैनिकांच्या फामिलींतल्यांक नोकऱ्यांचें वेटिंग लिस्ट वर्साभितर क्लियर मुख्यमंत्र्याचें उतर.</text:p>
      <text:p>1978सावन गोंयांत गोहत्या बंदी गाय जाण्टी जाली दूद दिना म्हूण मांसाक मारपाक मेळची ना दूद दिनाशिल्ल्या जाण्ट्या गायींक पोसपाक दूदकारांक आदार</text:p>
      <text:p>तेरावे राष्ट्रपती प्रणब मुखर्जीक फॅरवॅल 14वे राष्ट्रपती रामनाथ कोविंदांचो सरन्यायाधिशाचे हजेरेंत सोपूतविधी राष्ट्रपतीभवनांत सूत्रां नवे राष्ट्रपतीकडेन</text:p>
      <text:p>आनी</text:p>
      <text:p>आनी जीएसएमान काडलेंमन्नू तुझा माझ्यावर भरोसा नाय काय</text:p>
      <text:p>नमस्कार पळोवया प्रुडंट खबरो</text:p>
      <text:p>पणजे पर्रीकाराचे आड कॅन्डिडेट म्हूण हवा करतां करतां बाबूशान गोवा फॉरवर्डांत उडी मारली. बाबूश म्हण्टा कॉंग्रेसीचो हायकमांड यकं. जाला पसरकार. ते सिरियस नात. विजय सध्या पर्रीकाराक गोंयांत हाडून पणजे परत जिकोवन हाडपाचें श्रेय घेता. कॉंग्रेसीचो कोणूयरिझायन जाल्यार थंय गोवा फॉरवर्डाचो कॅन्डिडेट आसतलो अशी घोशणा अध्यक्ष विजयान केल्या. सरकार खंय आतां आनीक हालपाचें ना.</text:p>
      <text:p>गोवा फॉरवर्डाचे हे चालीन सध्या बीजेपी आनी कॉंग्रेस दोनूय कॅम्पांनी धाकधूक जाल्या.मात कोणूच उघड स्पश्ट भुमिका घेना. आमी कॉंग्रेस बीजेपीच्या फुडाऱ्यांक गाठले. दरएकलो सध्या सादूर भूमीका घेता. बाबूशाक वाट मेकळी करुंक कोण तरी कॉंग्रेसीचो आमदार रिझायन जावंक शकता म्हूण हवा जाल्या.</text:p>
      <text:p>सेवेंत आसतना मरण आयिल्ल्या सरकारी स्टाफाच्या वा स्वातंत्र्य सैनिकांच्या फामिलींतल्यांक कंपॅशनेट स्किमीखाला नोकऱ्यांचें वेटिंग लिस्ट वर्साभितर एका दमान क्लियर करतले. प्रक्रिया चल्ल्या. सरकारी खात्यांनी स्टाफाची टंचाई वा सर्प्लस स्टाफाचो नियाळ घेवंक सल्लागार एजन्सी घाल्या. ते प्रमाण ह्या फुडें व्हॅकन्सी भरतले. टॅस्टी वा इंटरव्ह्यू जाल्ल्यांक प्रक्रिया सारकी आसल्यार ज्यॉब मेळटलो म्हूण मुख्यमंत्री पर्रीकारान उतर दिलां. जेनिफर मोन्सेरातान हो प्रस्न काडिल्लो.</text:p>
      <text:p>घेवया एक ब्रेक</text:p>
      <text:p>1978सावन गोंयांत गोहत्या बंदी आसा. गाय जाण्टी जाली दूद दिना म्हूण मांसाक मारपाक मेळना.अशा जाण्ट्या गायींचो सांबाळ करपाक दूदकाराक शक्य जावचें म्हूण सरकार खासा स्किम करतलो. तेखातीर अर्थिक आदार दिवपाची स्किम सरकाराचे तकलेंत घोळटा म्हूण मुख्यमंत्री पर्रीकारान सांगलां. प्रतापसिंह राणेन जाण्ट्या गायींचो प्रस्न काडिल्लो. जाण्ट्यो गायो पोसपूय जड जाता आनी मासाक विकपाकूय काळीज जायना म्हूण ताणे प्रस्न काडिल्लो.</text:p>
      <text:p>13वे राष्ट्रपती प्रणब मुखर्जीक राष्ट्रपती भवनांत फॅरवॅल सुवाळ्यांत निरोप दिलो. ऱाष्ट्रपती म्हूण प्रणब मुखर्जीन राष्ट्राक उद्देशून निमाणें उलोवप केलें. 14वे राष्ट्रपती म्हूण रामनाथ कोविंदान राष्ट्रपती भवनाचीं सूत्रां हातांत घेतलीं. सरन्यायाधीश जे एस खेहर हांचे हजेरेंत संसदेच्या मध्यवर्ती सभाघरांत तांचो दनपरां सोपूतविधा जालो. 21 तोफांनी नव्या राष्ट्रपतीक येवकार दिलो.</text:p>
      <text:p>घेवया एक ब्रेक</text:p>
      <text:p>शिवोले एका रेसिडॅन्शियल प्रॉजेक्टाचे टीसीपीन थळाव्या पंचायतीक घेवन इन्स्पॅक्शन केलें. पंचायतीन प्रॉजॅक्टाक टेम्पररी सस्पेन्शन दिलां. लोकांचो पारंपारीक रस्तो ह्या प्रॉजॅक्टाक वता. ह्या प्रोजॅक्टाक लागून कितलेशेच प्रॉब्लेम तयार जातले म्हूण लोकांचो बोवाळ.</text:p>
      <text:p>फोणेंचो आमदार रवी मार्केट बिल्डिंगेचे इन्स्पेक्शनाक वाळपय मतदारसंघांतल्यान उसगांवां पावलो. उसगांव पीडीएचें मार्केट मोडून थंय नवे मार्केट बांदतले म्हूण एसजीपीडीएच्या ऑफिसरांनी सांगलां. सोमारा एसजीपीडीएचे अधिकारी मेंबर थळावे पंच आनी पसरकारांक घेवन फोणेंचो आमदार रवीन इन्सपॅक्शन केलें. हे मार्केट रिनोवेट करुन कांय फायदो ना. ते नवेंच बांदचें पडटलें म्हूण रवी उलयला.</text:p>
      <text:p>जीएमसीचीं चारूय कॅन्टिनां सध्या बंद. एफडीएन ऑर्डर काडल्या. चारूय कॅन्टिनांनी बुरशेपणां चलतात. नितळसाण ना. नितळसाणीच्यो सगल्यो गजाली पयलीं जाग्यार घालून उपरांत कॅन्टिन सुरु करपाक कॉन्ट्रॅक्टरांक परत एफडीएची मान्यताय घेवची पडटली. तो मेरेन जीएमसीचीं चारूय कॅन्टिनां बंद.</text:p>
      <text:p>घेवया एक ब्रेक</text:p>
      <text:p>शेतकारांचेर अन्याय बंद जावंक जाय. आज देशांत 50 टक्के लोक हे शेतांचेर निंबून आसात. कम्युनिस्ट पार्टी आनी आयटक शेतकारांखातीर म्हूण 23 ते 26 अशे 4 दीस रस्त्यार देवल्या. सोमारा पणजे आयटकान धरणे धल्ले.</text:p>
      <text:p>साळावली धरण मंगळारा सकाळीं तुडुंब भल्लें. पोरुं खंय 22 जुलयाक भरिल्लें मात्सो कळाव जालो मात गेल्या वर्सा परस चड पावस ह्या वाठारांत रिकॉर्ड जाला. पोरुं धरण भरता म्हळ्यार धरणाच्या वाठारांत 30 इंच पावस जाल्लो. ह्या वर्सा 41 इंच पावस रिकोर्ड जाला. धरणाचेर येवपी लोकांनी सादूर रावचे डॅमाचे एरिएंत वच्चे न्हीं म्हूण डब्ल्युआरडीन टूरिस्टांक शिटकावणी दिल्या.</text:p>
      <text:p>मडकय करंझाळे शिमित्रींतखंय कोणेंतरी मोडतोड केल्या. शिमित्रीचो खुरीस खंय जमनीर वडयला म्हूण बोवाळ. फाटलीं कितलीं वर्सांच धर्मिक सुवातींनी मोडतोड करपी फ्रांसिस सध्या पुलिसांचे कस्टडींत आसा. आतां हो आनीक कोण नवो तयार जालो काय म्हूण दुबाव.</text:p>
      <text:p>घेवया एक ब्रेक</text:p>
      <text:p>मोरजेचो आयआरबी कॉन्स्टेबल किशोर शिरोडकाराचे पर्वरे मरणाचे केशीचो खुनाचे नजरेन तपास जावंक जाय म्हूण सोपटेन विधानसभेंत प्रस्न काडलो. किशोराच्या तोंडाक जखमो आसात तोंडाक गुड्डो मारिल्लो गळ्याक फांस आशिल्लो शर्ट पिंजिल्लो ताची स्कूटर थंय पडिल्ली. किशोराचे आवयचे कंप्लेनीची दखल घेवची म्हूण सोपटेन मागलें. पुलीस खुनाचे नजरेन चवकशी करतात म्हूण मुख्यमंत्र्यान जाप दिल्या.</text:p>
      <text:p>एकविसावे इंटर विलेज दांडो बॉयज फुटबॉल सर्त मडगांव स्पोर्टस् क्लब जिकले. फायनलींत तांणी येजमान दांडो बॉयज क्लबाक चार आड एका गोलान मारले. सर्त बाणावले जाली.</text:p>
      <text:p>आयतारा बांबोळे दोनापावला रोडार रोटरी रेन रन जातलो. रोटरी क्लब ऑफ पर्वरेचो हो इव्हेंट बायलांचे कॅसर निदान आनी शिक्षणीक प्रस्नांचेर चॅरीटी फंड उभारतलो. रेन रनांत सद्या हजारांवयर रनरांनी खंय एन्ट्री घेतल्या.</text:p>
      <text:p>सोनु तुझा माझ्यावर भरोसा नाय कायसोशल मिडीयाचेर व्हायरल जाल्ले हें फामाद पद आता तेंच पद घेवन जीएसएमान मनोहर पर्रीकाराची मिमिक्री केल्या. पळयातमन्नू तुझा माझ्यावर भरोसा नाय कायचें जीएसएम व्हर्ज्यन.</text:p>
      <text:p>हें बुलॅटिन हांगांच सोंपता ह्यो खबरो तुमकां प्रुडंट वॉट्सॅप ट्विटर फेसबूक आनी प्रुडंट व्हॅबसायटीचेर लायव्ह मेळटात प्रुडंटाक फॉलो करात नमस्कार</text:p>
    </office:text>
  </office:body>
</office:document-content>
</file>

<file path=styles.xml><?xml version="1.0" encoding="utf-8"?>
<office:document-styles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meta>
    <meta:generator>ODFPY/1.4.1</meta:generator>
  </office:meta>
</office:document-meta>
</file>